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mbria" svg:font-family="Cambria"/>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3457in"/>
    </style:style>
    <style:style style:name="co2" style:family="table-column">
      <style:table-column-properties fo:break-before="auto" style:column-width="6.6484in"/>
    </style:style>
    <style:style style:name="co3" style:family="table-column">
      <style:table-column-properties fo:break-before="auto" style:column-width="4.1957in"/>
    </style:style>
    <style:style style:name="co4" style:family="table-column">
      <style:table-column-properties fo:break-before="auto" style:column-width="2.9799in"/>
    </style:style>
    <style:style style:name="co5" style:family="table-column">
      <style:table-column-properties fo:break-before="auto" style:column-width="4.7075in"/>
    </style:style>
    <style:style style:name="co6" style:family="table-column">
      <style:table-column-properties fo:break-before="auto" style:column-width="1.1126in"/>
    </style:style>
    <style:style style:name="co7" style:family="table-column">
      <style:table-column-properties fo:break-before="auto" style:column-width="2.4228in"/>
    </style:style>
    <style:style style:name="co8" style:family="table-column">
      <style:table-column-properties fo:break-before="auto" style:column-width="10.1764in"/>
    </style:style>
    <style:style style:name="co9" style:family="table-column">
      <style:table-column-properties fo:break-before="auto" style:column-width="1.1453in"/>
    </style:style>
    <style:style style:name="co10" style:family="table-column">
      <style:table-column-properties fo:break-before="auto" style:column-width="0.8811in"/>
    </style:style>
    <style:style style:name="co11" style:family="table-column">
      <style:table-column-properties fo:break-before="auto" style:column-width="0.8256in"/>
    </style:style>
    <style:style style:name="co12" style:family="table-column">
      <style:table-column-properties fo:break-before="auto" style:column-width="0.4189in"/>
    </style:style>
    <style:style style:name="co13" style:family="table-column">
      <style:table-column-properties fo:break-before="auto" style:column-width="1.9709in"/>
    </style:style>
    <style:style style:name="co14" style:family="table-column">
      <style:table-column-properties fo:break-before="auto" style:column-width="3.2709in"/>
    </style:style>
    <style:style style:name="ro1" style:family="table-row">
      <style:table-row-properties style:row-height="0.2083in" fo:break-before="auto" style:use-optimal-row-height="true"/>
    </style:style>
    <style:style style:name="ro2" style:family="table-row">
      <style:table-row-properties style:row-height="5.5965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5453in" fo:break-before="auto" style:use-optimal-row-height="true"/>
    </style:style>
    <style:style style:name="ro6" style:family="table-row">
      <style:table-row-properties style:row-height="0.2189in" fo:break-before="auto" style:use-optimal-row-height="true"/>
    </style:style>
    <style:style style:name="ro7" style:family="table-row">
      <style:table-row-properties style:row-height="0.2189in" fo:break-before="auto" style:use-optimal-row-height="false"/>
    </style:style>
    <style:style style:name="ta1" style:family="table" style:master-page-name="PageStyle_5f_Análisis_20_Cualitativo">
      <style:table-properties table:display="true" style:writing-mode="lr-tb"/>
    </style:style>
    <style:style style:name="ta2" style:family="table" style:master-page-name="PageStyle_5f_Análisis_20_Cuantitativo">
      <style:table-properties table:display="true" style:writing-mode="lr-tb"/>
    </style:style>
    <style:style style:name="ta3" style:family="table" style:master-page-name="PageStyle_5f_Viabilidad">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Default">
      <style:table-cell-properties fo:background-color="#34a853" style:text-align-source="value-type" style:repeat-content="false" fo:wrap-option="no-wrap" fo:border="0.74pt solid #000000" style:direction="ltr" style:rotation-angle="0" style:rotation-align="none" style:shrink-to-fit="false" style:vertical-align="top" loext:vertical-justify="auto">
        <loext:background-complex-color loext:theme-type="accent4" loext:color-type="theme"/>
      </style:table-cell-properties>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background-color="#34a853" style:text-align-source="value-type" style:repeat-content="false" fo:wrap-option="wrap" fo:border="0.74pt solid #000000" style:direction="ltr" style:rotation-angle="0" style:rotation-align="none" style:shrink-to-fit="false" style:vertical-align="top" loext:vertical-justify="auto">
        <loext:background-complex-color loext:theme-type="accent4" loext:color-type="theme"/>
      </style:table-cell-properties>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4"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5" style:family="table-cell" style:parent-style-name="Default">
      <style:table-cell-properties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27" style:family="table-cell" style:parent-style-name="Default">
      <style:table-cell-properties fo:wrap-option="wrap" style:rotation-align="none" style:vertical-align="top"/>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28" style:family="table-cell" style:parent-style-name="Default">
      <style:table-cell-properties fo:background-color="#34a853" style:text-align-source="value-type" style:repeat-content="false" fo:wrap-option="no-wrap" style:direction="ltr" style:rotation-angle="0" style:rotation-align="none" style:shrink-to-fit="false" style:vertical-align="bottom" loext:vertical-justify="auto">
        <loext:background-complex-color loext:theme-type="accent4" loext:color-type="theme"/>
      </style:table-cell-properties>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8"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map style:condition="is-true-formula(LEN(TRIM([.B44]))&gt;0)" style:apply-style-name="ConditionalStyle_5f_1" style:base-cell-address="'Análisis Cuantitativo'.B44"/>
    </style:style>
    <style:style style:name="ce31" style:family="table-cell" style:parent-style-name="Default">
      <style:table-cell-properties fo:background-color="#34a853" style:text-align-source="fix" style:repeat-content="false" fo:wrap-option="no-wrap" style:direction="ltr" style:rotation-angle="0" style:rotation-align="none" style:shrink-to-fit="false" style:vertical-align="bottom" loext:vertical-justify="auto">
        <loext:background-complex-color loext:theme-type="accent4" loext:color-type="theme"/>
      </style:table-cell-properties>
      <style:paragraph-properties fo:text-align="center"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12" style:family="table-cell" style:parent-style-name="Default">
      <style:table-cell-properties fo:background-color="#34a853" style:diagonal-bl-tr="none" style:diagonal-tl-br="none" style:text-align-source="fix" style:repeat-content="false" fo:wrap-option="no-wrap" fo:border="0.74pt solid #000000" style:direction="ltr" style:rotation-angle="0" style:rotation-align="none" style:shrink-to-fit="false" style:vertical-align="bottom" loext:vertical-justify="auto">
        <loext:background-complex-color loext:theme-type="accent4" loext:color-type="theme"/>
      </style:table-cell-properties>
      <style:paragraph-properties fo:text-align="center"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15" style:family="table-cell" style:parent-style-name="Default">
      <style:table-cell-properties fo:border-bottom="0.74pt solid #000000" fo:background-color="#34a853"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loext:background-complex-color loext:theme-type="accent4" loext:color-type="theme"/>
      </style:table-cell-properties>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17"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map style:condition="cell-content()=&quot;Aceptable&quot;" style:apply-style-name="ConditionalStyle_5f_1" style:base-cell-address="Viabilidad.E2"/>
    </style:style>
    <style:style style:name="ce19"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map style:condition="cell-content()=&quot;Aceptable&quot;" style:apply-style-name="ConditionalStyle_5f_1" style:base-cell-address="Viabilidad.E2"/>
    </style:style>
    <style:style style:name="ce20"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dark1" loext:color-type="theme"/>
      </style:text-properties>
      <style:map style:condition="cell-content()&gt;&quot;80%&quot;" style:apply-style-name="ConditionalStyle_5f_1" style:base-cell-address="Viabilidad.F2"/>
      <style:map style:condition="cell-content()&gt;=&quot;70%&quot;" style:apply-style-name="ConditionalStyle_5f_2" style:base-cell-address="Viabilidad.F2"/>
      <style:map style:condition="cell-content()&lt;&quot;70%&quot;" style:apply-style-name="ConditionalStyle_5f_3" style:base-cell-address="Viabilidad.F2"/>
    </style:style>
    <style:style style:name="ce2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gt;&quot;80%&quot;" style:apply-style-name="ConditionalStyle_5f_1" style:base-cell-address="Viabilidad.F2"/>
      <style:map style:condition="cell-content()&gt;=&quot;70%&quot;" style:apply-style-name="ConditionalStyle_5f_2" style:base-cell-address="Viabilidad.F2"/>
      <style:map style:condition="cell-content()&lt;&quot;70%&quot;" style:apply-style-name="ConditionalStyle_5f_3" style:base-cell-address="Viabilidad.F2"/>
    </style:style>
    <style:style style:name="T1"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Viabilidad.$A$2:.$A$4])" table:allow-empty-cell="true" table:display-list="unsorted" table:base-cell-address="Viabilidad.C2">
          <table:help-message table:display="true">
            <text:p>Debes seleccionar una opción y esta se verá reflejada en el resultado final del análisis.</text:p>
          </table:help-message>
        </table:content-validation>
      </table:content-validations>
      <table:table table:name="Análisis Cualitativo"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Tema</text:p>
          </table:table-cell>
          <table:table-cell table:style-name="ce1" office:value-type="string" calcext:value-type="string">
            <text:p>Consigna</text:p>
          </table:table-cell>
          <table:table-cell table:style-name="ce1" office:value-type="string" calcext:value-type="string">
            <text:p>Respuesta</text:p>
          </table:table-cell>
          <table:table-cell table:style-name="ce4" table:number-columns-repeated="24"/>
          <table:table-cell table:number-columns-repeated="16357"/>
        </table:table-row>
        <table:table-row table:style-name="ro2">
          <table:table-cell table:style-name="ce2" office:value-type="string" calcext:value-type="string">
            <text:p>Sobre tu Negocio</text:p>
          </table:table-cell>
          <table:table-cell table:style-name="ce5" office:value-type="string" calcext:value-type="string">
            <text:p>Describe cómo funciona actualmente tu negocio, cuál es tu proceso de venta y cuáles son los puntos diferenciales.</text:p>
          </table:table-cell>
          <table:table-cell table:style-name="ce5" office:value-type="string" calcext:value-type="string">
            <text:p>Descripción del negocio: venderé productos tangibles (multi rubro) importados desde China a Argentina mediante páginas como Alibaba entre otros. Respecto al publico objetivo, estará compuesto por personas de entre 18 y 55 años, hombres y mujeres.</text:p>
          </table:table-cell>
          <table:table-cell table:style-name="ce27" office:value-type="string" calcext:value-type="string">
            <text:p>Proceso de Ventas: * Sourcing y Adquisición: Tu primer paso es encontrar los productos en plataformas como Alibaba. Luego, debes gestionar la importación y el almacenamiento en Argentina. Esto implica trámites aduaneros, costos de envío internacional y un lugar físico para guardar el stock. <text:s/>Marketing y Visibilidad: ¿Cómo atraerás a ese público tan amplio (18-55 años, hombres y mujeres)? Podrías segmentar tus campañas de marketing para cada tipo de producto. Por ejemplo, si vendes accesorios para autos, el público objetivo será distinto al de productos para el hogar. <text:s/>Gestión del Ecommerce: Una vez que el cliente llega a tu tienda, la experiencia debe ser fluida. Esto incluye tener fotos de alta calidad, descripciones detalladas de los productos, precios claros y opciones de pago seguras. El proceso de checkout debe ser sencillo y rápido. <text:s/>Logística y Envíos: Una vez que recibes un pedido, ¿cómo lo gestionas? Aquí entran los servicios de mensajería y los costos de envío. Es crucial que el cliente sepa en todo momento el estado de su pedido.</text:p>
          </table:table-cell>
          <table:table-cell table:style-name="ce27" office:value-type="string" calcext:value-type="string">
            <text:p>Puntos diferenciales: Vender productos de múltiples rubros importados de China es un modelo de negocio con mucha competencia. Para destacar, debes tener claro qué te hace único. No basta con decir que ofreces variedad.</text:p>
            <text:p/>
            <text:p>Curación de Productos: En lugar de vender "de todo", podrías especializarte en seleccionar productos de nichos específicos que sean difíciles de encontrar en Argentina. Tu valor agregado sería la curaduría de un catálogo único y de alta calidad.</text:p>
            <text:p/>
            <text:p>Servicio Post-Venta y Garantías: Un gran problema con las compras internacionales es la falta de garantías. Si ofreces una política de devoluciones clara, soporte al cliente en español y un proceso de garantía sencillo, ganarás la confianza del cliente.</text:p>
            <text:p/>
            <text:p>Transparencia: Sé transparente con los tiempos de envío. La gente sabe que los productos importados tardan más. Ofrecer seguimiento de envíos en tiempo real y comunicar de forma clara los plazos de entrega te diferenciará de las tiendas que generan falsas expectativas.</text:p>
          </table:table-cell>
          <table:table-cell table:style-name="ce4" table:number-columns-repeated="22"/>
          <table:table-cell table:number-columns-repeated="16357"/>
        </table:table-row>
        <table:table-row table:style-name="ro3">
          <table:table-cell table:style-name="ce2" office:value-type="string" calcext:value-type="string">
            <text:p>Sobre tus Productos</text:p>
          </table:table-cell>
          <table:table-cell table:style-name="ce5" office:value-type="string" calcext:value-type="string">
            <text:p>Describe si tus productos son físicos o digitales, si tienen variantes y cuál es la forma de catalogación de los mismos.</text:p>
          </table:table-cell>
          <table:table-cell table:style-name="ce5" office:value-type="string" calcext:value-type="string">
            <text:p>Físicos</text:p>
          </table:table-cell>
          <table:table-cell table:style-name="ce4" table:number-columns-repeated="24"/>
          <table:table-cell table:number-columns-repeated="16357"/>
        </table:table-row>
        <table:table-row table:style-name="ro3">
          <table:table-cell table:style-name="ce2" office:value-type="string" calcext:value-type="string">
            <text:p>Sobre tu Stock</text:p>
          </table:table-cell>
          <table:table-cell table:style-name="ce5" office:value-type="string" calcext:value-type="string">
            <text:p>Describe cuál es el mecanismo de stockeo de tu negocio. Si cuenta con un sistema, si el stock se produce en el negocio o se terceriza y si tienes un solo stock o varios.</text:p>
          </table:table-cell>
          <table:table-cell table:style-name="ce5" office:value-type="string" calcext:value-type="string">
            <text:p>Importado</text:p>
          </table:table-cell>
          <table:table-cell table:style-name="ce4" table:number-columns-repeated="24"/>
          <table:table-cell table:number-columns-repeated="16357"/>
        </table:table-row>
        <table:table-row table:style-name="ro3">
          <table:table-cell table:style-name="ce2" office:value-type="string" calcext:value-type="string">
            <text:p>Sobre tu Gestión de Ventas</text:p>
          </table:table-cell>
          <table:table-cell table:style-name="ce5" office:value-type="string" calcext:value-type="string">
            <text:p>Describe cómo se manejan las ventas actualmente en tu negocio. Todo el proceso desde que llega un pedido, sea por venta online o en una tienda física.</text:p>
          </table:table-cell>
          <table:table-cell table:style-name="ce5"/>
          <table:table-cell table:style-name="ce4" table:number-columns-repeated="24"/>
          <table:table-cell table:number-columns-repeated="16357"/>
        </table:table-row>
        <table:table-row table:style-name="ro4">
          <table:table-cell table:style-name="ce2" office:value-type="string" calcext:value-type="string">
            <text:p>Sobre el Envío de Productos</text:p>
          </table:table-cell>
          <table:table-cell table:style-name="ce5" office:value-type="string" calcext:value-type="string">
            <text:p>Si actualmente se envían productos a clientes, describe el proceso y los medios de envíos que utilizas. Además describe si hay medios de envíos locales, nacionales e internacionales a los que puedas acceder desde tu ciudad.</text:p>
          </table:table-cell>
          <table:table-cell table:style-name="ce5"/>
          <table:table-cell table:style-name="ce4" table:number-columns-repeated="24"/>
          <table:table-cell table:number-columns-repeated="16357"/>
        </table:table-row>
        <table:table-row table:style-name="ro5">
          <table:table-cell table:style-name="ce2" office:value-type="string" calcext:value-type="string">
            <text:p>Sobre tus Medios de Pago</text:p>
          </table:table-cell>
          <table:table-cell table:style-name="ce5" office:value-type="string" calcext:value-type="string">
            <text:p>Describe cuáles son las posibilidades de pago con las que cuentan actualmente tus clientes, cuáles son sus preferencias y cuáles son las más redituables para tu negocio.</text:p>
          </table:table-cell>
          <table:table-cell table:style-name="ce5" office:value-type="string" calcext:value-type="string">
            <text:p><text:span text:style-name="T1">Mercado pago, visa crédito/ débito, mastercard crédito/ débito</text:span> </text:p>
          </table:table-cell>
          <table:table-cell table:style-name="ce4" table:number-columns-repeated="24"/>
          <table:table-cell table:number-columns-repeated="16357"/>
        </table:table-row>
        <table:table-row table:style-name="ro1">
          <table:table-cell table:style-name="ce2" office:value-type="string" calcext:value-type="string">
            <text:p>Sobre tus Impuestos</text:p>
          </table:table-cell>
          <table:table-cell table:style-name="ce5" office:value-type="string" calcext:value-type="string">
            <text:p>Describe tu situación fiscal actual y si cuentas con asesoramiento legal y contable.</text:p>
          </table:table-cell>
          <table:table-cell table:style-name="ce5" office:value-type="string" calcext:value-type="string">
            <text:p>No</text:p>
          </table:table-cell>
          <table:table-cell table:style-name="ce4" table:number-columns-repeated="24"/>
          <table:table-cell table:number-columns-repeated="16357"/>
        </table:table-row>
        <table:table-row table:style-name="ro1">
          <table:table-cell table:style-name="ce2" office:value-type="string" calcext:value-type="string">
            <text:p>Sobre tus Costos</text:p>
          </table:table-cell>
          <table:table-cell table:style-name="ce5" office:value-type="string" calcext:value-type="string">
            <text:p>Describe la estructura de costos actual de tus productos.</text:p>
          </table:table-cell>
          <table:table-cell table:style-name="ce5"/>
          <table:table-cell table:style-name="ce4" table:number-columns-repeated="24"/>
          <table:table-cell table:number-columns-repeated="16357"/>
        </table:table-row>
        <table:table-row table:style-name="ro3">
          <table:table-cell table:style-name="ce2" office:value-type="string" calcext:value-type="string">
            <text:p>Sobre tu Mercado</text:p>
          </table:table-cell>
          <table:table-cell table:style-name="ce5" office:value-type="string" calcext:value-type="string">
            <text:p>Describe cuál es la forma más habitual de conseguir clientes actualmente, cuáles son tus estrategias de difusión y cuál es el perfil de tus clientes más recurrentes.</text:p>
          </table:table-cell>
          <table:table-cell table:style-name="ce5" office:value-type="string" calcext:value-type="string">
            <text:p>facebook, instagram, youtube, tik tok</text:p>
          </table:table-cell>
          <table:table-cell table:style-name="ce4" table:number-columns-repeated="24"/>
          <table:table-cell table:number-columns-repeated="16357"/>
        </table:table-row>
        <table:table-row table:style-name="ro1" table:number-rows-repeated="14">
          <table:table-cell table:style-name="ce3" table:number-columns-repeated="3"/>
          <table:table-cell table:style-name="ce4" table:number-columns-repeated="24"/>
          <table:table-cell table:number-columns-repeated="16357"/>
        </table:table-row>
        <table:table-row table:style-name="ro6" table:number-rows-repeated="976">
          <table:table-cell table:style-name="ce4" table:number-columns-repeated="27"/>
          <table:table-cell table:number-columns-repeated="16357"/>
        </table:table-row>
        <table:table-row table:style-name="ro7" table:number-rows-repeated="1047575">
          <table:table-cell table:number-columns-repeated="16384"/>
        </table:table-row>
        <table:table-row table:style-name="ro7">
          <table:table-cell table:number-columns-repeated="16384"/>
        </table:table-row>
      </table:table>
      <table:table table:name="Análisis Cuantitativo" table:style-name="ta2">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6" table:number-columns-repeated="16381" table:default-cell-style-name="Default"/>
        <table:table-row table:style-name="ro1">
          <table:table-cell table:style-name="ce28" office:value-type="string" calcext:value-type="string">
            <text:p>Eje temático</text:p>
          </table:table-cell>
          <table:table-cell table:style-name="ce28" office:value-type="string" calcext:value-type="string">
            <text:p>Pregunta</text:p>
          </table:table-cell>
          <table:table-cell table:style-name="ce31" office:value-type="string" calcext:value-type="string">
            <text:p>Respuesta</text:p>
          </table:table-cell>
          <table:table-cell table:style-name="ce4" table:number-columns-repeated="22"/>
          <table:table-cell table:number-columns-repeated="16359"/>
        </table:table-row>
        <table:table-row table:style-name="ro1">
          <table:table-cell table:style-name="ce7" office:value-type="string" calcext:value-type="string">
            <text:p>Sobre tu Punto de Partida</text:p>
          </table:table-cell>
          <table:table-cell table:style-name="ce7" office:value-type="string" calcext:value-type="string">
            <text:p>¿Actualmente vendes tus productos de forma física?</text:p>
          </table:table-cell>
          <table:table-cell table:style-name="ce32" table:content-validation-name="val1" office:value-type="string" calcext:value-type="string">
            <text:p>No</text:p>
          </table:table-cell>
          <table:table-cell table:style-name="ce4" table:number-columns-repeated="22"/>
          <table:table-cell table:number-columns-repeated="16359"/>
        </table:table-row>
        <table:table-row table:style-name="ro1">
          <table:table-cell table:style-name="ce7" office:value-type="string" calcext:value-type="string">
            <text:p>Sobre tu Punto de Partida</text:p>
          </table:table-cell>
          <table:table-cell table:style-name="ce7" office:value-type="string" calcext:value-type="string">
            <text:p>¿Tu empresa tiene un sitio web?</text:p>
          </table:table-cell>
          <table:table-cell table:style-name="ce32" table:content-validation-name="val1" office:value-type="string" calcext:value-type="string">
            <text:p>Sí</text:p>
          </table:table-cell>
          <table:table-cell table:style-name="ce4" table:number-columns-repeated="22"/>
          <table:table-cell table:number-columns-repeated="16359"/>
        </table:table-row>
        <table:table-row table:style-name="ro1">
          <table:table-cell table:style-name="ce7" office:value-type="string" calcext:value-type="string">
            <text:p>Sobre tu Punto de Partida</text:p>
          </table:table-cell>
          <table:table-cell table:style-name="ce7" office:value-type="string" calcext:value-type="string">
            <text:p>En la web actual, ¿realizas algún tipo de venta?</text:p>
          </table:table-cell>
          <table:table-cell table:style-name="ce32" table:content-validation-name="val1" office:value-type="string" calcext:value-type="string">
            <text:p>No</text:p>
          </table:table-cell>
          <table:table-cell table:style-name="ce4" table:number-columns-repeated="22"/>
          <table:table-cell table:number-columns-repeated="16359"/>
        </table:table-row>
        <table:table-row table:style-name="ro1">
          <table:table-cell table:style-name="ce7" office:value-type="string" calcext:value-type="string">
            <text:p>Sobre tu Punto de Partida</text:p>
          </table:table-cell>
          <table:table-cell table:style-name="ce7" office:value-type="string" calcext:value-type="string">
            <text:p>¿Haces un análisis sobre los datos de tu sitio web para conocer en profundidad a tu audiencia?</text:p>
          </table:table-cell>
          <table:table-cell table:style-name="ce32" table:content-validation-name="val1" office:value-type="string" calcext:value-type="string">
            <text:p>Sí</text:p>
          </table:table-cell>
          <table:table-cell table:style-name="ce4" table:number-columns-repeated="22"/>
          <table:table-cell table:number-columns-repeated="16359"/>
        </table:table-row>
        <table:table-row table:style-name="ro1">
          <table:table-cell table:style-name="ce7" office:value-type="string" calcext:value-type="string">
            <text:p>Sobre tu Punto de Partida</text:p>
          </table:table-cell>
          <table:table-cell table:style-name="ce7" office:value-type="string" calcext:value-type="string">
            <text:p>¿Tu empresa tiene redes sociales?</text:p>
          </table:table-cell>
          <table:table-cell table:style-name="ce32" table:content-validation-name="val1" office:value-type="string" calcext:value-type="string">
            <text:p>Sí</text:p>
          </table:table-cell>
          <table:table-cell table:style-name="ce4" table:number-columns-repeated="22"/>
          <table:table-cell table:number-columns-repeated="16359"/>
        </table:table-row>
        <table:table-row table:style-name="ro1">
          <table:table-cell table:style-name="ce7" office:value-type="string" calcext:value-type="string">
            <text:p>Sobre tu Punto de Partida</text:p>
          </table:table-cell>
          <table:table-cell table:style-name="ce7" office:value-type="string" calcext:value-type="string">
            <text:p>¿Haces un análisis sobre los datos de tus redes para conocer en profundidad a tu audiencia?</text:p>
          </table:table-cell>
          <table:table-cell table:style-name="ce32" table:content-validation-name="val1" office:value-type="string" calcext:value-type="string">
            <text:p>Sí</text:p>
          </table:table-cell>
          <table:table-cell table:style-name="ce4" table:number-columns-repeated="22"/>
          <table:table-cell table:number-columns-repeated="16359"/>
        </table:table-row>
        <table:table-row table:style-name="ro1">
          <table:table-cell table:style-name="ce7" office:value-type="string" calcext:value-type="string">
            <text:p>Sobre tus Productos</text:p>
          </table:table-cell>
          <table:table-cell table:style-name="ce7" office:value-type="string" calcext:value-type="string">
            <text:p>¿En tu tienda se venderán productos físicos?</text:p>
          </table:table-cell>
          <table:table-cell table:style-name="ce11"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Productos</text:p>
          </table:table-cell>
          <table:table-cell table:style-name="ce7" office:value-type="string" calcext:value-type="string">
            <text:p>¿En tu tienda se venderán productos virtuales?</text:p>
          </table:table-cell>
          <table:table-cell table:style-name="ce11"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Productos</text:p>
          </table:table-cell>
          <table:table-cell table:style-name="ce7" office:value-type="string" calcext:value-type="string">
            <text:p>¿Los productos ya están catalogados?</text:p>
          </table:table-cell>
          <table:table-cell table:style-name="ce11"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Productos</text:p>
          </table:table-cell>
          <table:table-cell table:style-name="ce7" office:value-type="string" calcext:value-type="string">
            <text:p>¿Vendés productos que tiene variantes? Por ejemplo: Color, tamaño, peso, etc.</text:p>
          </table:table-cell>
          <table:table-cell table:style-name="ce11"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Productos</text:p>
          </table:table-cell>
          <table:table-cell table:style-name="ce7" office:value-type="string" calcext:value-type="string">
            <text:p>¿Los productos ya tienen un precio establecido?</text:p>
          </table:table-cell>
          <table:table-cell table:style-name="ce11"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Productos</text:p>
          </table:table-cell>
          <table:table-cell table:style-name="ce7" office:value-type="string" calcext:value-type="string">
            <text:p>¿Las variantes de los productos modifican el precio?</text:p>
          </table:table-cell>
          <table:table-cell table:style-name="ce11" table:content-validation-name="val1"/>
          <table:table-cell table:style-name="ce4" table:number-columns-repeated="22"/>
          <table:table-cell table:number-columns-repeated="16359"/>
        </table:table-row>
        <table:table-row table:style-name="ro1">
          <table:table-cell table:style-name="ce7" office:value-type="string" calcext:value-type="string">
            <text:p>Sobre tu Stock</text:p>
          </table:table-cell>
          <table:table-cell table:style-name="ce7" office:value-type="string" calcext:value-type="string">
            <text:p>¿Actualmente manejas un stock de productos?</text:p>
          </table:table-cell>
          <table:table-cell table:style-name="ce11" table:content-validation-name="val1"/>
          <table:table-cell table:style-name="ce4" table:number-columns-repeated="22"/>
          <table:table-cell table:number-columns-repeated="16359"/>
        </table:table-row>
        <table:table-row table:style-name="ro1">
          <table:table-cell table:style-name="ce7" office:value-type="string" calcext:value-type="string">
            <text:p>Sobre tu Stock</text:p>
          </table:table-cell>
          <table:table-cell table:style-name="ce7" office:value-type="string" calcext:value-type="string">
            <text:p>¿Tu sistema actual de stock tiene posibilidades de integración online?</text:p>
          </table:table-cell>
          <table:table-cell table:style-name="ce11" table:content-validation-name="val1"/>
          <table:table-cell table:style-name="ce4" table:number-columns-repeated="22"/>
          <table:table-cell table:number-columns-repeated="16359"/>
        </table:table-row>
        <table:table-row table:style-name="ro1">
          <table:table-cell table:style-name="ce7" office:value-type="string" calcext:value-type="string">
            <text:p>Sobre tu Stock</text:p>
          </table:table-cell>
          <table:table-cell table:style-name="ce7" office:value-type="string" calcext:value-type="string">
            <text:p>¿La reposición de tus productos requiere un tiempo superior a una semana?</text:p>
          </table:table-cell>
          <table:table-cell table:style-name="ce11" table:content-validation-name="val1"/>
          <table:table-cell table:style-name="ce4" table:number-columns-repeated="22"/>
          <table:table-cell table:number-columns-repeated="16359"/>
        </table:table-row>
        <table:table-row table:style-name="ro1">
          <table:table-cell table:style-name="ce7" office:value-type="string" calcext:value-type="string">
            <text:p>Sobre tu Stock</text:p>
          </table:table-cell>
          <table:table-cell table:style-name="ce7" office:value-type="string" calcext:value-type="string">
            <text:p>¿El proceso de reposición se realiza dentro de la empresa?</text:p>
          </table:table-cell>
          <table:table-cell table:style-name="ce11"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Pedidos</text:p>
          </table:table-cell>
          <table:table-cell table:style-name="ce7" office:value-type="string" calcext:value-type="string">
            <text:p>¿Actualmente tienes un equipo de Gestión y Ventas?</text:p>
          </table:table-cell>
          <table:table-cell table:style-name="ce11"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Pedidos</text:p>
          </table:table-cell>
          <table:table-cell table:style-name="ce7" office:value-type="string" calcext:value-type="string">
            <text:p>¿Tu equipo de Gestión y Ventas tiene conocimiento sobre herramientas informáticas?</text:p>
          </table:table-cell>
          <table:table-cell table:style-name="ce11"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Pedidos</text:p>
          </table:table-cell>
          <table:table-cell table:style-name="ce7" office:value-type="string" calcext:value-type="string">
            <text:p>¿Tu equipo está dispuesto a capacitarse y adquirir los conocimientos necesarios para poder gestionar nuevas herramientas online?</text:p>
          </table:table-cell>
          <table:table-cell table:style-name="ce11"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Pedidos</text:p>
          </table:table-cell>
          <table:table-cell table:style-name="ce7" office:value-type="string" calcext:value-type="string">
            <text:p>¿Actualmente cuentas con un equipo de Logística para preparar los productos para los envío?</text:p>
          </table:table-cell>
          <table:table-cell table:style-name="ce11"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Pedidos</text:p>
          </table:table-cell>
          <table:table-cell table:style-name="ce7" office:value-type="string" calcext:value-type="string">
            <text:p>¿Los pedidos se prepararán en el mismo lugar donde se desempeña el equipo de Gestión y Ventas?</text:p>
          </table:table-cell>
          <table:table-cell table:style-name="ce11"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Pedidos</text:p>
          </table:table-cell>
          <table:table-cell table:style-name="ce7" office:value-type="string" calcext:value-type="string">
            <text:p>¿Los equipos de Ventas y Logística tienen canales de comunicación establecidos?</text:p>
          </table:table-cell>
          <table:table-cell table:style-name="ce11"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Pedidos</text:p>
          </table:table-cell>
          <table:table-cell table:style-name="ce7" office:value-type="string" calcext:value-type="string">
            <text:p>¿Ya tenés definido un packaging para los envíos que garantice la integridad de los productos a lo largo de todo el viaje?</text:p>
          </table:table-cell>
          <table:table-cell table:style-name="ce11"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Pedidos</text:p>
          </table:table-cell>
          <table:table-cell table:style-name="ce7" office:value-type="string" calcext:value-type="string">
            <text:p>¿Los insumos para embalajes son adquiridos de forma simple?</text:p>
          </table:table-cell>
          <table:table-cell table:style-name="ce11"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Envíos</text:p>
          </table:table-cell>
          <table:table-cell table:style-name="ce7" office:value-type="string" calcext:value-type="string">
            <text:p>¿Tu empresa cuenta con un servicio de envíos propio para envíos locales, nacionales o internacionales?</text:p>
          </table:table-cell>
          <table:table-cell table:style-name="ce32"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Envíos</text:p>
          </table:table-cell>
          <table:table-cell table:style-name="ce7" office:value-type="string" calcext:value-type="string">
            <text:p>¿En tu ciudad tienes acceso a empresas de envíos internacionales?</text:p>
          </table:table-cell>
          <table:table-cell table:style-name="ce32"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Envíos</text:p>
          </table:table-cell>
          <table:table-cell table:style-name="ce7" office:value-type="string" calcext:value-type="string">
            <text:p>¿En tu ciudad tienes acceso a empresas de envíos nacionales?</text:p>
          </table:table-cell>
          <table:table-cell table:style-name="ce32"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Envíos</text:p>
          </table:table-cell>
          <table:table-cell table:style-name="ce7" office:value-type="string" calcext:value-type="string">
            <text:p>¿En tu ciudad tienes acceso a empresas de envíos locales?</text:p>
          </table:table-cell>
          <table:table-cell table:style-name="ce32"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Cobranzas</text:p>
          </table:table-cell>
          <table:table-cell table:style-name="ce7" office:value-type="string" calcext:value-type="string">
            <text:p>¿Tu empresa cuenta actualmente con cuentas registradas en pasarelas de pagos online?</text:p>
          </table:table-cell>
          <table:table-cell table:style-name="ce32"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Cobranzas</text:p>
          </table:table-cell>
          <table:table-cell table:style-name="ce7" office:value-type="string" calcext:value-type="string">
            <text:p>¿Esas cuentas contemplan pagos en moneda nacional y en dólares?</text:p>
          </table:table-cell>
          <table:table-cell table:style-name="ce32"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Cobranzas</text:p>
          </table:table-cell>
          <table:table-cell table:style-name="ce7" office:value-type="string" calcext:value-type="string">
            <text:p>¿Esas cuentas están vinculadas a las cuentas bancarias de la empresa?</text:p>
          </table:table-cell>
          <table:table-cell table:style-name="ce32"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Impuestos</text:p>
          </table:table-cell>
          <table:table-cell table:style-name="ce7" office:value-type="string" calcext:value-type="string">
            <text:p>¿Tu empresa se encuentra registrada en el fisco en todos los niveles necesarios para poder funcionar?</text:p>
          </table:table-cell>
          <table:table-cell table:style-name="ce32"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Impuestos</text:p>
          </table:table-cell>
          <table:table-cell table:style-name="ce7" office:value-type="string" calcext:value-type="string">
            <text:p>¿Conoces si hay alguna legislación particular para el comercio electrónico dentro de tu área de influencia?</text:p>
          </table:table-cell>
          <table:table-cell table:style-name="ce32"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Impuestos</text:p>
          </table:table-cell>
          <table:table-cell table:style-name="ce7" office:value-type="string" calcext:value-type="string">
            <text:p>¿Conoces las legislaciones de otros paises donde quisieras vender?</text:p>
          </table:table-cell>
          <table:table-cell table:style-name="ce32"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Impuestos</text:p>
          </table:table-cell>
          <table:table-cell table:style-name="ce7" office:value-type="string" calcext:value-type="string">
            <text:p>¿Ya tienes claro que es fundamental contar con un buen estudio de abogados y con un buen equipo contable?</text:p>
          </table:table-cell>
          <table:table-cell table:style-name="ce32"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Alternativas</text:p>
          </table:table-cell>
          <table:table-cell table:style-name="ce7" office:value-type="string" calcext:value-type="string">
            <text:p>¿Cuentas con capital para invertir en un desarrollo a medida?</text:p>
          </table:table-cell>
          <table:table-cell table:style-name="ce32"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Alternativas</text:p>
          </table:table-cell>
          <table:table-cell table:style-name="ce7" office:value-type="string" calcext:value-type="string">
            <text:p>¿Cuentas con un mercado que ya funcione en tu tienda física?</text:p>
          </table:table-cell>
          <table:table-cell table:style-name="ce32"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Alternativas</text:p>
          </table:table-cell>
          <table:table-cell table:style-name="ce7" office:value-type="string" calcext:value-type="string">
            <text:p>¿Hiciste algún análisis o validación de esta propuesta con tus clientes más representativos?</text:p>
          </table:table-cell>
          <table:table-cell table:style-name="ce32"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Costos</text:p>
          </table:table-cell>
          <table:table-cell table:style-name="ce7" office:value-type="string" calcext:value-type="string">
            <text:p>¿Ya analizaste tus costos de mantenimiento del ecommerce?</text:p>
          </table:table-cell>
          <table:table-cell table:style-name="ce32"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Costos</text:p>
          </table:table-cell>
          <table:table-cell table:style-name="ce7" office:value-type="string" calcext:value-type="string">
            <text:p>¿Ya analizaste tus costos packaging y envío?</text:p>
          </table:table-cell>
          <table:table-cell table:style-name="ce32" table:content-validation-name="val1"/>
          <table:table-cell table:style-name="ce4" table:number-columns-repeated="22"/>
          <table:table-cell table:number-columns-repeated="16359"/>
        </table:table-row>
        <table:table-row table:style-name="ro1">
          <table:table-cell table:style-name="ce7" office:value-type="string" calcext:value-type="string">
            <text:p>Sobre tus Costos</text:p>
          </table:table-cell>
          <table:table-cell table:style-name="ce7" office:value-type="string" calcext:value-type="string">
            <text:p>¿Ya analizaste tus costos de comisiones?</text:p>
          </table:table-cell>
          <table:table-cell table:style-name="ce32" table:content-validation-name="val1"/>
          <table:table-cell table:style-name="ce4" table:number-columns-repeated="22"/>
          <table:table-cell table:number-columns-repeated="16359"/>
        </table:table-row>
        <table:table-row table:style-name="ro1">
          <table:table-cell table:style-name="ce4" table:number-columns-repeated="2"/>
          <table:table-cell table:style-name="ce10"/>
          <table:table-cell table:style-name="ce4" table:number-columns-repeated="22"/>
          <table:table-cell table:number-columns-repeated="16359"/>
        </table:table-row>
        <table:table-row table:style-name="ro1">
          <table:table-cell table:style-name="ce4"/>
          <table:table-cell table:style-name="ce8"/>
          <table:table-cell table:style-name="ce10"/>
          <table:table-cell table:style-name="ce4" table:number-columns-repeated="22"/>
          <table:table-cell table:number-columns-repeated="16359"/>
        </table:table-row>
        <table:table-row table:style-name="ro6" table:number-rows-repeated="956">
          <table:table-cell table:style-name="ce4" table:number-columns-repeated="2"/>
          <table:table-cell table:style-name="ce10"/>
          <table:table-cell table:style-name="ce4" table:number-columns-repeated="22"/>
          <table:table-cell table:number-columns-repeated="16359"/>
        </table:table-row>
        <table:table-row table:style-name="ro7" table:number-rows-repeated="1047575">
          <table:table-cell table:number-columns-repeated="16384"/>
        </table:table-row>
        <table:table-row table:style-name="ro7">
          <table:table-cell table:number-columns-repeated="16384"/>
        </table:table-row>
        <calcext:conditional-formats>
          <calcext:conditional-format calcext:target-range-address="'Análisis Cuantitativo'.B44:'Análisis Cuantitativo'.B44">
            <calcext:condition calcext:apply-style-name="ConditionalStyle_1" calcext:value="formula-is(LEN(TRIM([.B44]))&gt;0)" calcext:base-cell-address="'Análisis Cuantitativo'.B44"/>
          </calcext:conditional-format>
        </calcext:conditional-formats>
      </table:table>
      <table:table table:name="Viabilidad" table:style-name="ta3">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7" table:default-cell-style-name="Default"/>
        <table:table-column table:style-name="co6" table:number-columns-repeated="16378" table:default-cell-style-name="Default"/>
        <table:table-row table:style-name="ro1">
          <table:table-cell table:style-name="ce12" office:value-type="string" calcext:value-type="string">
            <text:p>Opciones</text:p>
          </table:table-cell>
          <table:table-cell table:style-name="ce12" office:value-type="string" calcext:value-type="string">
            <text:p>Cantidad</text:p>
          </table:table-cell>
          <table:table-cell table:style-name="ce4"/>
          <table:table-cell table:style-name="ce15" office:value-type="string" calcext:value-type="string" table:number-columns-spanned="2" table:number-rows-spanned="1">
            <text:p>Observaciones</text:p>
          </table:table-cell>
          <table:covered-table-cell table:style-name="ce17"/>
          <table:table-cell table:style-name="ce12" office:value-type="string" calcext:value-type="string">
            <text:p>Viabilidad de Implementación</text:p>
          </table:table-cell>
          <table:table-cell table:style-name="ce4" table:number-columns-repeated="17"/>
          <table:table-cell table:number-columns-repeated="16361"/>
        </table:table-row>
        <table:table-row table:style-name="ro1">
          <table:table-cell table:style-name="ce13" office:value-type="string" calcext:value-type="string">
            <text:p>Sí</text:p>
          </table:table-cell>
          <table:table-cell table:style-name="ce14" table:formula="of:=COUNTIF([$'Análisis Cuantitativo'.C2:.C1000];[.A2])" office:value-type="float" office:value="4" calcext:value-type="float">
            <text:p>4</text:p>
          </table:table-cell>
          <table:table-cell table:style-name="ce4"/>
          <table:table-cell table:style-name="ce16" office:value-type="string" calcext:value-type="string">
            <text:p>Cantidad de Respuestas</text:p>
          </table:table-cell>
          <table:table-cell table:style-name="ce18" table:formula="of:=IF(SUM([.B2:.B4])/COUNTA([$'Análisis Cuantitativo'.B2:.B1000])*100&lt;80;&quot;Hay demasiados preguntas sin responder&quot;; &quot;Aceptable&quot;)" office:value-type="string" office:string-value="Hay demasiados preguntas sin responder" calcext:value-type="string">
            <text:p>Hay demasiados preguntas sin responder</text:p>
          </table:table-cell>
          <table:table-cell table:style-name="ce20" table:formula="of:=[.B2]/COUNTA([$'Análisis Cuantitativo'.B2:.B1000])" office:value-type="percentage" office:value="0.0975609756097561" calcext:value-type="percentage" table:number-columns-spanned="1" table:number-rows-spanned="2">
            <text:p>9.76%</text:p>
          </table:table-cell>
          <table:table-cell table:style-name="ce4" table:number-columns-repeated="17"/>
          <table:table-cell table:number-columns-repeated="16361"/>
        </table:table-row>
        <table:table-row table:style-name="ro1">
          <table:table-cell table:style-name="ce13" office:value-type="string" calcext:value-type="string">
            <text:p>No</text:p>
          </table:table-cell>
          <table:table-cell table:style-name="ce14" table:formula="of:=COUNTIF([$'Análisis Cuantitativo'.C3:.C1000];[.A3])" office:value-type="float" office:value="1" calcext:value-type="float">
            <text:p>1</text:p>
          </table:table-cell>
          <table:table-cell table:style-name="ce4"/>
          <table:table-cell table:style-name="ce16" office:value-type="string" calcext:value-type="string">
            <text:p>Nivel de Análisis</text:p>
          </table:table-cell>
          <table:table-cell table:style-name="ce19" table:formula="of:=IF(AND([.B4] &gt;= 0; [.B4]/COUNTA([$'Análisis Cuantitativo'.B2:.B1000])*100&lt;20);&quot;Aceptable&quot;; &quot;Hay demasiados elementos sin definición&quot;)" office:value-type="string" office:string-value="Aceptable" calcext:value-type="string">
            <text:p>Aceptable</text:p>
          </table:table-cell>
          <table:covered-table-cell table:style-name="ce21"/>
          <table:table-cell table:style-name="ce4" table:number-columns-repeated="17"/>
          <table:table-cell table:number-columns-repeated="16361"/>
        </table:table-row>
        <table:table-row table:style-name="ro1">
          <table:table-cell table:style-name="ce13" office:value-type="string" calcext:value-type="string">
            <text:p>Ns/Nc</text:p>
          </table:table-cell>
          <table:table-cell table:style-name="ce14" table:formula="of:=COUNTIF([$'Análisis Cuantitativo'.C4:.C1000];[.A4])" office:value-type="float" office:value="0" calcext:value-type="float">
            <text:p>0</text:p>
          </table:table-cell>
          <table:table-cell table:style-name="ce4"/>
          <table:table-cell table:style-name="ce32"/>
          <table:table-cell table:style-name="ce4" table:number-columns-repeated="19"/>
          <table:table-cell table:number-columns-repeated="16361"/>
        </table:table-row>
        <table:table-row table:style-name="ro1">
          <table:table-cell table:style-name="ce4" table:number-columns-repeated="3"/>
          <table:table-cell table:style-name="ce32"/>
          <table:table-cell table:style-name="ce4" table:number-columns-repeated="19"/>
          <table:table-cell table:number-columns-repeated="16361"/>
        </table:table-row>
        <table:table-row table:style-name="ro1" table:number-rows-repeated="3">
          <table:table-cell table:style-name="ce4" table:number-columns-repeated="23"/>
          <table:table-cell table:number-columns-repeated="16361"/>
        </table:table-row>
        <table:table-row table:style-name="ro1">
          <table:table-cell table:style-name="ce4" table:number-columns-repeated="3"/>
          <table:table-cell table:style-name="ce32"/>
          <table:table-cell table:style-name="ce4" table:number-columns-repeated="19"/>
          <table:table-cell table:number-columns-repeated="16361"/>
        </table:table-row>
        <table:table-row table:style-name="ro6" table:number-rows-repeated="991">
          <table:table-cell table:style-name="ce4" table:number-columns-repeated="3"/>
          <table:table-cell table:style-name="ce32"/>
          <table:table-cell table:style-name="ce4" table:number-columns-repeated="19"/>
          <table:table-cell table:number-columns-repeated="16361"/>
        </table:table-row>
        <table:table-row table:style-name="ro7" table:number-rows-repeated="1047575">
          <table:table-cell table:number-columns-repeated="16384"/>
        </table:table-row>
        <table:table-row table:style-name="ro7">
          <table:table-cell table:number-columns-repeated="16384"/>
        </table:table-row>
        <calcext:conditional-formats>
          <calcext:conditional-format calcext:target-range-address="Viabilidad.F2:Viabilidad.F3">
            <calcext:condition calcext:apply-style-name="ConditionalStyle_1" calcext:value="&gt;&quot;80%&quot;" calcext:base-cell-address="Viabilidad.F2"/>
            <calcext:condition calcext:apply-style-name="ConditionalStyle_2" calcext:value="&gt;=&quot;70%&quot;" calcext:base-cell-address="Viabilidad.F2"/>
            <calcext:condition calcext:apply-style-name="ConditionalStyle_3" calcext:value="&lt;&quot;70%&quot;" calcext:base-cell-address="Viabilidad.F2"/>
          </calcext:conditional-format>
          <calcext:conditional-format calcext:target-range-address="Viabilidad.E2:Viabilidad.E3">
            <calcext:condition calcext:apply-style-name="ConditionalStyle_1" calcext:value="=&quot;Aceptable&quot;" calcext:base-cell-address="Viabilidad.E2"/>
          </calcext:conditional-format>
          <calcext:conditional-format calcext:target-range-address="Viabilidad.E2:Viabilidad.E2">
            <calcext:condition calcext:apply-style-name="ConditionalStyle_3" calcext:value="!=&quot;Aceptable&quot;" calcext:base-cell-address="Viabilidad.E2"/>
          </calcext:conditional-format>
          <calcext:conditional-format calcext:target-range-address="Viabilidad.E3:Viabilidad.E3">
            <calcext:condition calcext:apply-style-name="ConditionalStyle_3" calcext:value="!=&quot;Aceptable&quot;" calcext:base-cell-address="Viabilidad.E3"/>
          </calcext:conditional-format>
        </calcext:conditional-formats>
      </table:table>
      <table:named-expressions/>
      <table:database-ranges>
        <table:database-range table:name="__Anonymous_Sheet_DB__1" table:target-range-address="'Análisis Cuantitativo'.A1:'Análisis Cuantitativo'.C1000"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mbria" svg:font-family="Cambria"/>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fce8b2"/>
    </style:style>
    <style:style style:name="ConditionalStyle_5f_3" style:display-name="ConditionalStyle_3" style:family="table-cell" style:parent-style-name="Default">
      <style:table-cell-properties fo:background-color="#f4c7c3"/>
    </style:style>
    <draw:marker draw:name="Arrowheads_20_1" draw:display-name="Arrowhead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07">00/00/0000</text:date>, <text:time style:data-style-name="N2" text:time-value="19:16:06.66681409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Análisis_20_Cuantitativo" style:display-name="PageStyle_Análisis Cuantitativo" style:page-layout-name="Mpm3">
      <style:header style:display="false"/>
      <style:header-left style:display="false"/>
      <style:header-first style:display="false"/>
      <style:footer style:display="false"/>
      <style:footer-left style:display="false"/>
      <style:footer-first style:display="false"/>
    </style:master-page>
    <style:master-page style:name="PageStyle_5f_Viabilidad" style:display-name="PageStyle_Viabilidad" style:page-layout-name="Mpm3">
      <style:header style:display="false"/>
      <style:header-left style:display="false"/>
      <style:header-first style:display="false"/>
      <style:footer style:display="false"/>
      <style:footer-left style:display="false"/>
      <style:footer-first style:display="false"/>
    </style:master-page>
    <style:master-page style:name="PageStyle_5f_Análisis_20_Cualitativo" style:display-name="PageStyle_Análisis Cualitativo"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9-07T19:58:05.793321205</dc:date>
    <meta:editing-duration>PT7M23S</meta:editing-duration>
    <meta:editing-cycles>2</meta:editing-cycles>
    <meta:generator>LibreOffice/24.2.7.2$Linux_X86_64 LibreOffice_project/420$Build-2</meta:generator>
    <meta:document-statistic meta:table-count="3" meta:cell-count="135" meta:object-count="0"/>
  </office:meta>
</office:document-meta>
</file>